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LARCON TERRONES EINER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1676533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361778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LARCON TERRONES EINER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167653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361778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3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676533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9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08/2021</text:p>
          </table:table-cell>
          <table:table-cell table:style-name="Tabla2.A3" office:value-type="string">
            <text:p text:style-name="P22">6045788</text:p>
          </table:table-cell>
          <table:table-cell table:style-name="Tabla2.D3" office:value-type="string">
            <text:p text:style-name="P23">9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4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21:44:5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